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style="italic" style:text-underline-style="none" fo:font-weight="normal" officeooo:rsid="00662b8a" officeooo:paragraph-rsid="00662b8a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7d7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7d73" style:font-weight-asian="bold" style:font-weight-complex="bold"/>
    </style:style>
    <style:style style:name="P5" style:family="paragraph" style:parent-style-name="Standard">
      <style:text-properties style:font-name="DejaVu Sans Condensed" officeooo:rsid="00433467" officeooo:paragraph-rsid="00433467"/>
    </style:style>
    <style:style style:name="P6" style:family="paragraph" style:parent-style-name="Standard">
      <style:text-properties style:font-name="DejaVu Sans Condensed" fo:font-style="italic" fo:font-weight="normal" officeooo:rsid="00662b8a" officeooo:paragraph-rsid="00662b8a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608fd4"/>
    </style:style>
    <style:style style:name="P8" style:family="paragraph" style:parent-style-name="Standard">
      <style:paragraph-properties fo:text-align="start" style:justify-single-word="false"/>
      <style:text-properties officeooo:paragraph-rsid="00647d73"/>
    </style:style>
    <style:style style:name="P9" style:family="paragraph" style:parent-style-name="Standard">
      <style:text-properties fo:font-size="12pt" fo:font-weight="bold" officeooo:rsid="006bd47c" officeooo:paragraph-rsid="006bd47c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08fd4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2819d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76996f" officeooo:paragraph-rsid="0076996f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fo:font-style="normal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fo:font-style="normal" style:text-underline-style="none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rsid="00433467" officeooo:paragraph-rsid="00662b8a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433467" officeooo:paragraph-rsid="006afc0e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19" style:family="paragraph" style:parent-style-name="Standard" style:list-style-name="L6">
      <style:text-properties style:text-line-through-style="none" style:text-line-through-type="none" style:font-name="DejaVu Sans Condensed" fo:font-size="12pt" officeooo:rsid="00662b8a" officeooo:paragraph-rsid="00662b8a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" fo:font-size="12pt" officeooo:rsid="0044d7a1" officeooo:paragraph-rsid="0067704d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" fo:font-size="12pt" officeooo:rsid="0044d7a1" officeooo:paragraph-rsid="0044d7a1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" fo:font-size="12pt" officeooo:rsid="006afc0e" officeooo:paragraph-rsid="006afc0e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" fo:font-size="12pt" officeooo:rsid="0067704d" officeooo:paragraph-rsid="0067704d" style:font-size-asian="12pt" style:font-size-complex="12pt"/>
    </style:style>
    <style:style style:name="P24" style:family="paragraph" style:parent-style-name="Standard" style:list-style-name="L11">
      <style:text-properties style:text-line-through-style="none" style:text-line-through-type="none" style:font-name="DejaVu Sans Condensed" fo:font-size="12pt" officeooo:rsid="006bd47c" officeooo:paragraph-rsid="006bd47c" style:font-size-asian="12pt" style:font-size-complex="12pt"/>
    </style:style>
    <style:style style:name="P25" style:family="paragraph" style:parent-style-name="Standard">
      <style:text-properties style:text-line-through-style="none" style:text-line-through-type="none" style:font-name="DejaVu Sans Condensed" fo:font-size="12pt" officeooo:rsid="00691f95" officeooo:paragraph-rsid="0067704d" style:font-size-asian="12pt" style:font-size-complex="12pt"/>
    </style:style>
    <style:style style:name="P26" style:family="paragraph" style:parent-style-name="Standard" style:list-style-name="L12">
      <style:text-properties style:text-line-through-style="none" style:text-line-through-type="none" style:font-name="DejaVu Sans Condensed" fo:font-size="12pt" officeooo:rsid="0076996f" officeooo:paragraph-rsid="0076996f" style:font-size-asian="12pt" style:font-size-complex="12pt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" officeooo:rsid="00433467" officeooo:paragraph-rsid="00662b8a"/>
    </style:style>
    <style:style style:name="P28" style:family="paragraph" style:parent-style-name="Standard" style:list-style-name="L2">
      <style:text-properties style:font-name="DejaVu Sans Condensed" fo:font-style="normal" fo:font-weight="normal" officeooo:rsid="00662b8a" officeooo:paragraph-rsid="00662b8a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style:font-name="DejaVu Sans Condensed" fo:font-style="normal" fo:font-weight="normal" officeooo:rsid="006e2aab" officeooo:paragraph-rsid="006e2aab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style:font-name="DejaVu Sans Condensed" fo:font-style="normal" officeooo:rsid="00662b8a" officeooo:paragraph-rsid="00662b8a" style:font-style-asian="normal" style:font-style-complex="normal"/>
    </style:style>
    <style:style style:name="P31" style:family="paragraph" style:parent-style-name="Standard" style:list-style-name="L2">
      <style:text-properties style:font-name="DejaVu Sans Condensed" officeooo:paragraph-rsid="00662b8a"/>
    </style:style>
    <style:style style:name="P32" style:family="paragraph" style:parent-style-name="Standard" style:list-style-name="L2">
      <style:text-properties style:font-name="DejaVu Sans Condensed" officeooo:rsid="0072cb18" officeooo:paragraph-rsid="0072cb18"/>
    </style:style>
    <style:style style:name="P33" style:family="paragraph" style:parent-style-name="Standard" style:list-style-name="L10">
      <style:text-properties officeooo:paragraph-rsid="0044d7a1"/>
    </style:style>
    <style:style style:name="P34" style:family="paragraph" style:parent-style-name="Standard" style:list-style-name="L6">
      <style:text-properties fo:font-size="12pt" officeooo:paragraph-rsid="0067704d" style:font-size-asian="12pt" style:font-size-complex="12pt"/>
    </style:style>
    <style:style style:name="P35" style:family="paragraph" style:parent-style-name="Standard" style:list-style-name="L11">
      <style:text-properties fo:font-size="12pt" officeooo:rsid="006afc0e" officeooo:paragraph-rsid="006afc0e" style:font-size-asian="12pt" style:font-size-complex="12pt"/>
    </style:style>
    <style:style style:name="P36" style:family="paragraph" style:parent-style-name="Standard" style:list-style-name="L13">
      <style:text-properties officeooo:paragraph-rsid="007699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2b8a" style:font-weight-asian="bold" style:font-weight-complex="bold"/>
    </style:style>
    <style:style style:name="T3" style:family="text">
      <style:text-properties fo:font-weight="bold" officeooo:rsid="0067c5eb" style:font-weight-asian="bold" style:font-weight-complex="bold"/>
    </style:style>
    <style:style style:name="T4" style:family="text">
      <style:text-properties fo:font-weight="bold" officeooo:rsid="00425ae3" style:font-weight-asian="bold" style:font-weight-complex="bold"/>
    </style:style>
    <style:style style:name="T5" style:family="text">
      <style:text-properties fo:font-weight="bold" officeooo:rsid="006afc0e" style:font-weight-asian="bold" style:font-weight-complex="bold"/>
    </style:style>
    <style:style style:name="T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4ce45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3346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67704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style:font-size-asian="12pt" style:font-size-complex="12pt"/>
    </style:style>
    <style:style style:name="T12" style:family="text">
      <style:text-properties style:text-line-through-style="none" style:text-line-through-type="none" fo:font-size="12pt" officeooo:rsid="004af2ec" style:font-size-asian="12pt" style:font-size-complex="12pt"/>
    </style:style>
    <style:style style:name="T13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14" style:family="text">
      <style:text-properties style:text-line-through-style="none" style:text-line-through-type="none" fo:font-size="12pt" officeooo:rsid="00433467" style:font-size-asian="12pt" style:font-size-complex="12pt"/>
    </style:style>
    <style:style style:name="T15" style:family="text">
      <style:text-properties style:text-line-through-style="none" style:text-line-through-type="none" fo:font-size="12pt" officeooo:rsid="004af8a3" style:font-size-asian="12pt" style:font-size-complex="12pt"/>
    </style:style>
    <style:style style:name="T16" style:family="text">
      <style:text-properties style:text-line-through-style="none" style:text-line-through-type="none" fo:font-size="12pt" officeooo:rsid="006a682e" style:font-size-asian="12pt" style:font-size-complex="12pt"/>
    </style:style>
    <style:style style:name="T17" style:family="text">
      <style:text-properties style:text-line-through-style="none" style:text-line-through-type="none" fo:font-size="12pt" officeooo:rsid="006fca38" style:font-size-asian="12pt" style:font-size-complex="12pt"/>
    </style:style>
    <style:style style:name="T18" style:family="text">
      <style:text-properties style:text-line-through-style="none" style:text-line-through-type="none" fo:font-size="12pt" fo:font-weight="normal" officeooo:rsid="00662b8a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style:text-underline-style="none" fo:font-weight="bold" officeooo:rsid="006a682e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8fcc3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608fd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ca800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0e691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1506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7704d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76996f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officeooo:rsid="0044d7a1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662b8a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76996f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officeooo:rsid="0067704d"/>
    </style:style>
    <style:style style:name="T41" style:family="text">
      <style:text-properties style:text-line-through-style="none" style:text-line-through-type="none" style:font-name="DejaVu Sans Condensed" fo:font-weight="bold" officeooo:rsid="0067704d" style:font-weight-asian="bold" style:font-weight-complex="bold"/>
    </style:style>
    <style:style style:name="T42" style:family="text">
      <style:text-properties style:text-line-through-style="none" style:text-line-through-type="none" style:font-name="DejaVu Sans Condensed" fo:font-weight="bold" officeooo:rsid="00691f95" style:font-weight-asian="bold" style:font-weight-complex="bold"/>
    </style:style>
    <style:style style:name="T43" style:family="text">
      <style:text-properties style:text-line-through-style="none" style:text-line-through-type="none" style:font-name="DejaVu Sans Condensed" officeooo:rsid="00691f95"/>
    </style:style>
    <style:style style:name="T44" style:family="text">
      <style:text-properties style:text-line-through-style="none" style:text-line-through-type="none" style:font-name="DejaVu Sans Condensed" officeooo:rsid="006bd47c"/>
    </style:style>
    <style:style style:name="T45" style:family="text">
      <style:text-properties style:text-line-through-style="none" style:text-line-through-type="none" style:font-name="DejaVu Sans Condensed" officeooo:rsid="0076996f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662b8a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25ae3" style:font-size-asian="12pt" style:font-weight-asian="bold" style:font-size-complex="12pt" style:font-weight-complex="bold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662b8a" style:font-size-asian="12pt" style:font-size-complex="12pt"/>
    </style:style>
    <style:style style:name="T51" style:family="text">
      <style:text-properties officeooo:rsid="00615068"/>
    </style:style>
    <style:style style:name="T52" style:family="text">
      <style:text-properties officeooo:rsid="0062819d"/>
    </style:style>
    <style:style style:name="T53" style:family="text">
      <style:text-properties officeooo:rsid="0035db3e"/>
    </style:style>
    <style:style style:name="T54" style:family="text">
      <style:text-properties officeooo:rsid="00662b8a"/>
    </style:style>
    <style:style style:name="T55" style:family="text">
      <style:text-properties officeooo:rsid="0067704d"/>
    </style:style>
    <style:style style:name="T56" style:family="text">
      <style:text-properties fo:font-weight="normal" officeooo:rsid="0067704d" style:font-weight-asian="normal" style:font-weight-complex="normal"/>
    </style:style>
    <style:style style:name="T57" style:family="text">
      <style:text-properties fo:font-weight="normal" officeooo:rsid="006afc0e" style:font-weight-asian="normal" style:font-weight-complex="normal"/>
    </style:style>
    <style:style style:name="T58" style:family="text">
      <style:text-properties fo:font-weight="normal" officeooo:rsid="0074d149" style:font-weight-asian="normal" style:font-weight-complex="normal"/>
    </style:style>
    <style:style style:name="T59" style:family="text">
      <style:text-properties officeooo:rsid="0067c5eb"/>
    </style:style>
    <style:style style:name="T60" style:family="text">
      <style:text-properties officeooo:rsid="006afc0e"/>
    </style:style>
    <style:style style:name="T61" style:family="text">
      <style:text-properties officeooo:rsid="006e2aab"/>
    </style:style>
    <style:style style:name="T62" style:family="text">
      <style:text-properties officeooo:rsid="0070fd2c"/>
    </style:style>
    <style:style style:name="T63" style:family="text">
      <style:text-properties officeooo:rsid="0074a936"/>
    </style:style>
    <style:style style:name="T64" style:family="text">
      <style:text-properties officeooo:rsid="0074d149"/>
    </style:style>
    <style:style style:name="T65" style:family="text">
      <style:text-properties officeooo:rsid="0076996f"/>
    </style:style>
    <style:style style:name="T66" style:family="text">
      <style:text-properties officeooo:rsid="0053bc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53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B1" office:value-type="string">
            <text:p text:style-name="P4">4xx - A2A</text:p>
          </table:table-cell>
          <table:table-cell table:style-name="Table1.E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8"><text:span text:style-name="T28">5</text:span><text:span text:style-name="T29">0</text:span><text:span text:style-name="T30">4</text:span><text:span text:style-name="T35">b</text:span><text:span text:style-name="T31"> - </text:span><text:span text:style-name="T32">A/G </text:span><text:span text:style-name="T33">-</text:span><text:span text:style-name="T27"> ATGM</text:span><text:span text:style-name="T25">s</text:span><text:span text:style-name="T35"> as human gunner</text:span></text:p>
      <text:p text:style-name="P1"/>
      <text:p text:style-name="P7"><text:span text:style-name="T26">9K144 </text:span><text:span text:style-name="T27">Shturm (AT-6 Spiral)</text:span><text:span text:style-name="T23"> -- </text:span><text:span text:style-name="T24">Max range ~5.5 km</text:span><text:span text:style-name="T34">/</text:span><text:span text:style-name="T25">2.7 nmi</text:span><text:span text:style-name="T34">/</text:span><text:span text:style-name="T24">3.</text:span><text:span text:style-name="T25">1</text:span><text:span text:style-name="T24"> mi</text:span></text:p>
      <text:p text:style-name="P7"><text:span text:style-name="T24">9</text:span><text:span text:style-name="T25">M120 Ataka (AT-9 Spiral-2) -- Max range ~6</text:span><text:span text:style-name="T34">.0</text:span><text:span text:style-name="T25"> km</text:span><text:span text:style-name="T34">/</text:span><text:span text:style-name="T25">3.2 nmi</text:span><text:span text:style-name="T34">/</text:span><text:span text:style-name="T25">3.7 mi)</text:span></text:p>
      <text:list text:style-name="L1">
        <text:list-item>
          <text:p text:style-name="P10">9M120 -- Tandem HEAT warhead</text:p>
        </text:list-item>
        <text:list-item>
          <text:p text:style-name="P10">9M120F -- HE warhead</text:p>
        </text:list-item>
        <text:list-item>
          <text:p text:style-name="P11">9M120O -- A/A <text:span text:style-name="T51">expanding rod warhead</text:span><text:span text:style-name="T52"> and </text:span>proximity fuze (4 meters)</text:p>
        </text:list-item>
      </text:list>
      <text:p text:style-name="P1"/>
      <text:p text:style-name="P5"><text:span text:style-name="T8">Manual attack with </text:span><text:span text:style-name="T6">ATGM</text:span><text:span text:style-name="T10">s as human gunner</text:span></text:p>
      <text:p text:style-name="P6"><text:span text:style-name="T12">S</text:span><text:span text:style-name="T11">etup</text:span></text:p>
      <text:list xml:id="list1518057269" text:style-name="L2">
        <text:list-item>
          <text:p text:style-name="P28"><text:span text:style-name="T11">CPG: </text:span><text:span text:style-name="T6">SAFETY SWITCHES</text:span><text:span text:style-name="T11"> ... </text:span><text:span text:style-name="T6">ON</text:span><text:span text:style-name="T11"> (gang-bar switch on left wall)</text:span></text:p>
        </text:list-item>
        <text:list-item>
          <text:p text:style-name="P28"><text:span text:style-name="T11">CPG: </text:span><text:span text:style-name="T6">MISSILE POWER</text:span><text:span text:style-name="T11"> switch ... </text:span><text:span text:style-name="T6">ON</text:span><text:span text:style-name="T11"> (right instrument panel)</text:span></text:p>
        </text:list-item>
        <text:list-item>
          <text:p text:style-name="P28"><text:span text:style-name="T11">CPG: Launcher </text:span><text:span text:style-name="T6">PWR</text:span><text:span text:style-name="T11"> switch ... </text:span><text:span text:style-name="T6">ON</text:span><text:span text:style-name="T11"> (black box with station select knob, right console front)</text:span></text:p>
        </text:list-item>
      </text:list>
      <text:list text:style-name="L3">
        <text:list-item>
          <text:list>
            <text:list-item>
              <text:p text:style-name="P13">Missiles take 3-4 minutes to warm up<text:span text:style-name="T65">. <text:s/></text:span><text:span text:style-name="T1">READY</text:span> light <text:span text:style-name="T61">on Launcher control box </text:span>will illuminate.</text:p>
            </text:list-item>
          </text:list>
        </text:list-item>
      </text:list>
      <text:list xml:id="list132843088217375" text:continue-list="list1518057269" text:style-name="L2">
        <text:list-item>
          <text:p text:style-name="P28"><text:span text:style-name="T11">CPG: </text:span><text:span text:style-name="T6">GUID. UNIT POWER</text:span><text:span text:style-name="T11"> switch ... </text:span><text:span text:style-name="T6">ON</text:span><text:span text:style-name="T11"> (sight control box, right console rear)</text:span></text:p>
        </text:list-item>
      </text:list>
      <text:list text:style-name="L4">
        <text:list-item>
          <text:list>
            <text:list-item>
              <text:p text:style-name="P29"><text:span text:style-name="T11">Sight takes 3 minutes to warm up. <text:s/></text:span><text:span text:style-name="T6">READNS</text:span><text:span text:style-name="T11"> light on panel below sight control box </text:span><text:span text:style-name="T17">will</text:span><text:span text:style-name="T11"> illuminate.</text:span></text:p>
            </text:list-item>
          </text:list>
        </text:list-item>
      </text:list>
      <text:list xml:id="list132843286727458" text:continue-list="list132843088217375" text:style-name="L2">
        <text:list-item>
          <text:p text:style-name="P31"><text:span text:style-name="T18">CPG and PLT: </text:span><text:span text:style-name="T7">Select Weapon</text:span><text:span text:style-name="T13"> knob ... </text:span><text:span text:style-name="T9">OFF/MSL</text:span><text:span text:style-name="T14"> </text:span><text:span text:style-name="T15">(slaves </text:span><text:span text:style-name="T16">pilot's </text:span><text:span text:style-name="T15">floating reticle to ATGM scope LOS)</text:span></text:p>
        </text:list-item>
        <text:list-item>
          <text:p text:style-name="P32"><text:span text:style-name="T15">C</text:span><text:span text:style-name="T11">PG: Weapon Selection Control Handover switch ... ?? (green guarded switch, left instrument panel) -- Not sure what this switch does, or if it's needed...</text:span></text:p>
        </text:list-item>
      </text:list>
      <text:p text:style-name="P2">Controls</text:p>
      <text:list text:style-name="L5">
        <text:list-item>
          <text:p text:style-name="P30"><text:span text:style-name="T20">Sight controls</text:span><text:span text:style-name="T19"> are on </text:span><text:span text:style-name="T20">Dish Hat</text:span><text:span text:style-name="T19">:</text:span></text:p>
          <text:list>
            <text:list-item>
              <text:p text:style-name="P30"><text:span text:style-name="T20">OBSERV switch</text:span><text:span text:style-name="T19"> toggle ... </text:span><text:span text:style-name="T20">Dish Hat press</text:span></text:p>
            </text:list-item>
            <text:list-item>
              <text:p text:style-name="P30"><text:span text:style-name="T20">DIAFR switch</text:span><text:span text:style-name="T19"> toggle ... </text:span><text:span text:style-name="T20">Shift-Dish Hat press</text:span><text:span text:style-name="T19"> (when OPEN/up, overrides ATGM shoot limits)</text:span></text:p>
            </text:list-item>
            <text:list-item>
              <text:p text:style-name="P30"><text:span text:style-name="T20">Lean into sight</text:span><text:span text:style-name="T19"> toggle ... </text:span><text:span text:style-name="T20">Dish Hat up</text:span></text:p>
            </text:list-item>
            <text:list-item>
              <text:p text:style-name="P30"><text:span text:style-name="T20">Zoom</text:span><text:span text:style-name="T19"> toggle ... </text:span><text:span text:style-name="T20">Dish Hat down</text:span></text:p>
            </text:list-item>
            <text:list-item>
              <text:p text:style-name="P14">Sight reticle illumination and filters:</text:p>
              <text:list>
                <text:list-item>
                  <text:p text:style-name="P30"><text:span text:style-name="T20">Reticle illumination</text:span><text:span text:style-name="T19"> (backlight) ... </text:span><text:span text:style-name="T20">Shift-Dish Hat up</text:span></text:p>
                </text:list-item>
                <text:list-item>
                  <text:p text:style-name="P30"><text:span text:style-name="T20">Orange contrast filter</text:span><text:span text:style-name="T19"> ... </text:span><text:span text:style-name="T20">Shift-Dish Hat right</text:span></text:p>
                </text:list-item>
                <text:list-item>
                  <text:p text:style-name="P30"><text:span text:style-name="T20">Green laser filter</text:span><text:span text:style-name="T19"> ... </text:span><text:span text:style-name="T20">Shift-Dish Hat left</text:span></text:p>
                </text:list-item>
              </text:list>
            </text:list-item>
          </text:list>
        </text:list-item>
        <text:list-item>
          <text:p text:style-name="P30"><text:span text:style-name="T21">Launcher</text:span><text:span text:style-name="T20"> controls</text:span><text:span text:style-name="T19"> are on </text:span><text:span text:style-name="T20">Gray Reset Hat</text:span><text:span text:style-name="T19">:</text:span></text:p>
          <text:list>
            <text:list-item>
              <text:p text:style-name="P30"><text:span text:style-name="T20">Reset emitter</text:span><text:span text:style-name="T19"> ... </text:span><text:span text:style-name="T20">Gray Reset Hat back</text:span></text:p>
            </text:list-item>
            <text:list-item>
              <text:p text:style-name="P30"><text:span text:style-name="T20">Prev/Next missile station</text:span><text:span text:style-name="T19"> ... </text:span><text:span text:style-name="T20">Gray Reset Hat left/right</text:span></text:p>
            </text:list-item>
          </text:list>
        </text:list-item>
      </text:list>
      <text:p text:style-name="P2">Engagement flow</text:p>
      <text:list xml:id="list3332156162" text:style-name="L6">
        <text:list-item>
          <text:p text:style-name="P27"><text:span text:style-name="T48">M</text:span><text:span text:style-name="T46">issile station select knob</text:span><text:span text:style-name="T49"> ... As needed to select pylon</text:span><text:span text:style-name="T50"> (</text:span><text:span text:style-name="T47">Gray Reset Hat left/right</text:span><text:span text:style-name="T50">)</text:span></text:p>
        </text:list-item>
      </text:list>
      <text:list text:style-name="L7">
        <text:list-item>
          <text:list>
            <text:list-item>
              <text:p text:style-name="P15">From pilot<text:span text:style-name="T54">/gunner</text:span>'s perspective, ATGM tubes are numbered<text:span text:style-name="T54"> left to right</text:span>: 1, 2, 5, 6, 7, 8, 3, 4</text:p>
            </text:list-item>
            <text:list-item>
              <text:p text:style-name="P15"><text:span text:style-name="T1">MSL ON LNCHR</text:span> light will illuminate if selected tube is loaded<text:span text:style-name="T65">.</text:span></text:p>
            </text:list-item>
          </text:list>
        </text:list-item>
      </text:list>
      <text:list xml:id="list132842661364344" text:continue-list="list3332156162" text:style-name="L6">
        <text:list-item>
          <text:p text:style-name="P19">Pilot lines up on target.</text:p>
        </text:list-item>
        <text:list-item>
          <text:p text:style-name="P16"><text:span text:style-name="T1">OBSERV</text:span> switch ... <text:span text:style-name="T1">ON</text:span> <text:span text:style-name="T54">(</text:span><text:span text:style-name="T2">Dish Hat press</text:span><text:span text:style-name="T54">)</text:span><text:span text:style-name="T60"> </text:span>(turns on sight stabilization gyros and opens sight doors)</text:p>
        </text:list-item>
      </text:list>
      <text:list text:style-name="L8">
        <text:list-item>
          <text:list>
            <text:list-item>
              <text:p text:style-name="P18">L3 light will start blinking, L4 light will go in in 10-15 seconds, sight is now ready and can be moved.</text:p>
            </text:list-item>
            <text:list-item>
              <text:p text:style-name="P20">IMPORTANT: <text:span text:style-name="T65">Maneuvering limits are +/-25 deg pitch and bank with OBSERV ON</text:span>.</text:p>
            </text:list-item>
            <text:list-item>
              <text:p text:style-name="P20"><text:span text:style-name="T2">If gyro gets tumbled</text:span><text:span text:style-name="T58">:</text:span><text:span text:style-name="T54"> </text:span><text:span text:style-name="T65">Turn </text:span><text:span text:style-name="T54">GUID. UNIT POWER</text:span><text:span text:style-name="T55"> switch OFF, </text:span><text:span text:style-name="T65">wait</text:span><text:span text:style-name="T60"> 3 minutes, then turn it back ON.</text:span></text:p>
            </text:list-item>
          </text:list>
        </text:list-item>
      </text:list>
      <text:list xml:id="list132843132945894" text:continue-list="list132842661364344" text:style-name="L6">
        <text:list-item>
          <text:p text:style-name="P17"><text:span text:style-name="T4">L</text:span><text:span text:style-name="T1">ook through sight</text:span><text:span text:style-name="T59"> (</text:span><text:span text:style-name="T3">Dish Hat up</text:span><text:span text:style-name="T59">)</text:span> and acquire target.<text:span text:style-name="T65"> <text:s/></text:span><text:span text:style-name="T2">Dish Hat down</text:span><text:span text:style-name="T54"> to toggle </text:span><text:span text:style-name="T2">zoom</text:span><text:span text:style-name="T57"> (3x/10x)</text:span><text:span text:style-name="T66">.</text:span></text:p>
        </text:list-item>
        <text:list-item>
          <text:p text:style-name="P22">Use ranging reticle on left side of sight to estimate range. <text:s/>When a tank<text:span text:style-name="T63"> or APC</text:span> is about the height of the "50" mark, it should be about 5 km away??</text:p>
        </text:list-item>
        <text:list-item>
          <text:p text:style-name="P21">Pilot maneuvers helicopter to put floating reticle inside the inner ring of the fixed reticle.</text:p>
        </text:list-item>
      </text:list>
      <text:list text:style-name="L10">
        <text:list-item>
          <text:list>
            <text:list-item>
              <text:p text:style-name="P33"><text:span text:style-name="T37">Red light</text:span><text:span text:style-name="T38"> in ATGM sight</text:span><text:span text:style-name="T37"> and continuous tone will sound indicating within launch parameters.</text:span></text:p>
            </text:list-item>
          </text:list>
        </text:list-item>
      </text:list>
      <text:list xml:id="list132843435862071" text:continue-list="list132843132945894" text:style-name="L6">
        <text:list-item>
          <text:p text:style-name="P21">Fire missile with<text:span text:style-name="T54"> </text:span><text:span text:style-name="T5">R</text:span><text:span text:style-name="T2">ed </text:span><text:span text:style-name="T5">B</text:span><text:span text:style-name="T2">utton</text:span><text:span text:style-name="T56">.</text:span> <text:s/>Launches after 0.9 sec delay.</text:p>
        </text:list-item>
        <text:list-item>
          <text:p text:style-name="P23">Keep sight on target until missile hits.</text:p>
        </text:list-item>
        <text:list-item>
          <text:p text:style-name="P23">After missile hits:<text:span text:style-name="T65"> </text:span><text:span text:style-name="T1">Gray Reset Hat back</text:span> to reset transmitter.<text:span text:style-name="T65"> <text:s/></text:span><text:span text:style-name="T1">Gray Reset Hat right</text:span> to select next missile.</text:p>
        </text:list-item>
        <text:list-item>
          <text:p text:style-name="P34"><text:span text:style-name="T40">When finished, </text:span><text:span text:style-name="T41">OBSERV</text:span><text:span text:style-name="T40"> switch ... </text:span><text:span text:style-name="T41">OFF</text:span><text:span text:style-name="T40"> (Dish Hat press)</text:span><text:span text:style-name="T43"> and </text:span><text:span text:style-name="T42">leave sight</text:span><text:span text:style-name="T43"> (</text:span><text:span text:style-name="T42">Dish Hat up</text:span><text:span text:style-name="T43">)</text:span><text:span text:style-name="T45">.</text:span></text:p>
        </text:list-item>
      </text:list>
      <text:p text:style-name="P25"/>
      <text:p text:style-name="P12">With Petrovich AI as pilot</text:p>
      <text:list text:style-name="L13">
        <text:list-item>
          <text:p text:style-name="P36"><text:span text:style-name="T36">Trim Hat left short</text:span><text:span text:style-name="T39"> to cycle through AI flight modes (</text:span><text:span text:style-name="T36">FLT</text:span><text:span text:style-name="T39"> -&gt; </text:span><text:span text:style-name="T36">CBTM</text:span><text:span text:style-name="T39"> -&gt; </text:span><text:span text:style-name="T36">HVR</text:span><text:span text:style-name="T39"> -&gt; </text:span><text:span text:style-name="T36">HVRT</text:span><text:span text:style-name="T39">).</text:span></text:p>
        </text:list-item>
      </text:list>
      <text:list xml:id="list962384930" text:style-name="L12">
        <text:list-item>
          <text:p text:style-name="P26">Use <text:span text:style-name="T1">FLT</text:span> mode to set speed, heading, and altitude (<text:span text:style-name="T1">Trim Hat right short once</text:span> to show turn-to marker; <text:span text:style-name="T1">Trim Hat right short again</text:span> to tell pilot to turn where you're looking).</text:p>
        </text:list-item>
        <text:list-item>
          <text:p text:style-name="P26">Go to <text:span text:style-name="T1">CBTM</text:span> mode when approximately on heading.</text:p>
        </text:list-item>
        <text:list-item>
          <text:p text:style-name="P26">Go to sight, get on target, press <text:span text:style-name="T1">Trim Hat up short</text:span> to tell pilot to <text:span text:style-name="T1">align to sight LOS</text:span>.</text:p>
        </text:list-item>
        <text:list-item>
          <text:p text:style-name="P26">When ready to shoot, press <text:span text:style-name="T1">Trim Hat up long</text:span> to tell the pilot to dip the nose and align the sights for firing.</text:p>
        </text:list-item>
        <text:list-item>
          <text:p text:style-name="P26">Fire when you have red light and tone.</text:p>
        </text:list-item>
        <text:list-item>
          <text:p text:style-name="P26">When done, <text:span text:style-name="T1">OBSERV OFF</text:span> and press <text:span text:style-name="T1">Trim Hat down long</text:span> to tell pilot to do a 180 deg evasive turn away from the target.</text:p>
        </text:list-item>
      </text:list>
      <text:p text:style-name="P9"><text:span text:style-name="T43">V</text:span><text:span text:style-name="T22">oice calls</text:span></text:p>
      <text:list text:style-name="L11">
        <text:list-item>
          <text:p text:style-name="P35"><text:span text:style-name="T22">"</text:span><text:span text:style-name="T43">O</text:span><text:span text:style-name="T22">bserve on" ... When OBSERV switch is turned ON</text:span><text:span text:style-name="T44"> and pilot should restrict maneuvering.</text:span></text:p>
        </text:list-item>
        <text:list-item>
          <text:p text:style-name="P35"><text:span text:style-name="T22">"Searching" ... When leaning into sight</text:span><text:span text:style-name="T44">.</text:span></text:p>
        </text:list-item>
        <text:list-item>
          <text:p text:style-name="P35"><text:span text:style-name="T22">"In range" ...</text:span><text:span text:style-name="T44"> When target is in range.</text:span></text:p>
        </text:list-item>
        <text:list-item>
          <text:p text:style-name="P24">"Firing" or "Rifle" ... When firing missile.</text:p>
        </text:list-item>
        <text:list-item>
          <text:p text:style-name="P24">"Observe off" ... When OBSERV switch is turned OFF and pilot is free to maneu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8T13:28:41.365000000</dc:date>
    <meta:editing-duration>PT12H37M32S</meta:editing-duration>
    <meta:editing-cycles>8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6" meta:word-count="766" meta:character-count="4064" meta:non-whitespace-character-count="3409"/>
  </office:meta>
</office:document-meta>
</file>